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04cm" fo:margin-left="0.09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0.82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3.307cm"/>
    </style:style>
    <style:style style:name="Table1.E" style:family="table-column">
      <style:table-column-properties style:column-width="3.995cm"/>
    </style:style>
    <style:style style:name="Table1.F" style:family="table-column">
      <style:table-column-properties style:column-width="2.408cm"/>
    </style:style>
    <style:style style:name="Table1.A1" style:family="table-cell">
      <style:table-cell-properties style:vertical-align="middle" fo:padding="0.176cm" fo:border="1pt solid #000000"/>
    </style:style>
    <style:style style:name="Table1.4" style:family="table-row">
      <style:table-row-properties style:min-row-height="1.429cm"/>
    </style:style>
    <style:style style:name="Table2" style:family="table">
      <style:table-properties style:width="16.695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884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3.995cm"/>
    </style:style>
    <style:style style:name="Table2.E" style:family="table-column">
      <style:table-column-properties style:column-width="2.805cm"/>
    </style:style>
    <style:style style:name="Table2.A1" style:family="table-cell">
      <style:table-cell-properties style:vertical-align="middle" fo:padding="0.176cm" fo:border="1pt solid #000000"/>
    </style:style>
    <style:style style:name="Table3" style:family="table">
      <style:table-properties style:width="16.298cm" table:align="left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5.689cm"/>
    </style:style>
    <style:style style:name="Table3.C" style:family="table-column">
      <style:table-column-properties style:column-width="3.625cm"/>
    </style:style>
    <style:style style:name="Table3.D" style:family="table-column">
      <style:table-column-properties style:column-width="3.387cm"/>
    </style:style>
    <style:style style:name="Table3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rvey on movies’ reviews</text:p>
      <text:p text:style-name="Text_20_body"/>
      <text:p text:style-name="P4">Us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username</text:p>
          </table:table-cell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4">age</text:p>
          </table:table-cell>
          <table:table-cell table:style-name="Table1.A1" office:value-type="string">
            <text:p text:style-name="P14">gender</text:p>
          </table:table-cell>
          <table:table-cell table:style-name="Table1.A1" office:value-type="string">
            <text:p text:style-name="P13">favorite_genre</text:p>
          </table:table-cell>
          <table:table-cell table:style-name="Table1.A1" office:value-type="string">
            <text:p text:style-name="P13">votes</text:p>
          </table:table-cell>
        </table:table-row>
        <table:table-row>
          <table:table-cell table:style-name="Table1.A1" office:value-type="string">
            <text:p text:style-name="P15">kitsos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6</text:p>
          </table:table-cell>
          <table:table-cell table:style-name="Table1.A1" office:value-type="string">
            <text:p text:style-name="P16">male</text:p>
          </table:table-cell>
          <table:table-cell table:style-name="Table1.A1" office:value-type="string">
            <text:p text:style-name="P15">Comedy</text:p>
          </table:table-cell>
          <table:table-cell table:style-name="Table1.A1" office:value-type="string">
            <text:p text:style-name="P16">15</text:p>
          </table:table-cell>
        </table:table-row>
        <table:table-row>
          <table:table-cell table:style-name="Table1.A1" office:value-type="string">
            <text:p text:style-name="P15">t3rm1nat0r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4</text:p>
          </table:table-cell>
          <table:table-cell table:style-name="Table1.A1" office:value-type="string">
            <text:p text:style-name="P16">na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6</text:p>
          </table:table-cell>
        </table:table-row>
        <table:table-row table:style-name="Table1.4">
          <table:table-cell table:style-name="Table1.A1" office:value-type="string">
            <text:p text:style-name="P15">yolanda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146</text:p>
          </table:table-cell>
          <table:table-cell table:style-name="Table1.A1" office:value-type="string">
            <text:p text:style-name="P16">female</text:p>
          </table:table-cell>
          <table:table-cell table:style-name="Table1.A1" office:value-type="string">
            <text:p text:style-name="P15">Thriller</text:p>
          </table:table-cell>
          <table:table-cell table:style-name="Table1.A1" office:value-type="string">
            <text:p text:style-name="P16">29</text:p>
          </table:table-cell>
        </table:table-row>
      </table:table>
      <text:p text:style-name="Text_20_body"/>
      <text:list xml:id="list2176150190161004521" text:style-name="L1">
        <text:list-item>
          <text:p text:style-name="P7">Username: picked 10000 usernames  out of a csv containing 20000 usernames.*</text:p>
        </text:list-item>
        <text:list-item>
          <text:p text:style-name="P7">id: unique identifier created on automatically on new user creation.</text:p>
        </text:list-item>
        <text:list-item>
          <text:p text:style-name="P7">Age: Randomly picked from a positively skewed beta distribution in the ranges 10-150.*</text:p>
        </text:list-item>
        <text:list-item>
          <text:p text:style-name="P7">Gender: randomly picked for each user.*</text:p>
        </text:list-item>
        <text:list-item>
          <text:p text:style-name="P7">Favorite_genre: randomly picked from a list of available genres.*</text:p>
        </text:list-item>
        <text:list-item>
          <text:p text:style-name="P7">Number_of_votes: randomly picked from a uniform like distribution.</text:p>
        </text:list-item>
      </text:list>
      <text:p text:style-name="P6">*We shall add possible outliers in the table in the following ways:</text:p>
      <text:list xml:id="list8098665769642446255" text:style-name="L2">
        <text:list-item>
          <text:p text:style-name="P8">Age could contain possible outliers by letting the “users” (our random) freely pick any date (up to 150 years) before today.(as shown above 146 is an outlier value) </text:p>
        </text:list-item>
        <text:list-item>
          <text:p text:style-name="P8">Gender could contain a “na” (not available) value as an outlier. (we interpret this as a user that choose “prefer not to say” as an option during his registration) the possibility of this is 10%.</text:p>
        </text:list-item>
        <text:list-item>
          <text:p text:style-name="P8">Favorite_gerne may have missing values(possibility: 3.6%) as the user may have not picked a favorite genre or a wrong value because of bug (possibility: 0.1% eg. “LORD OF THE RINGS”).</text:p>
        </text:list-item>
      </text:list>
      <text:p text:style-name="P4">movi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id</text:p>
          </table:table-cell>
          <table:table-cell table:style-name="Table2.A1" office:value-type="string">
            <text:p text:style-name="P14">title</text:p>
          </table:table-cell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main_genre</text:p>
          </table:table-cell>
          <table:table-cell table:style-name="Table2.A1" office:value-type="string">
            <text:p text:style-name="P14">score</text:p>
          </table:table-cell>
        </table:table-row>
        <table:table-row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Deadpool</text:p>
          </table:table-cell>
          <table:table-cell table:style-name="Table2.A1" office:value-type="string">
            <text:p text:style-name="P16">2017</text:p>
          </table:table-cell>
          <table:table-cell table:style-name="Table2.A1" office:value-type="string">
            <text:p text:style-name="P16">Comedy</text:p>
          </table:table-cell>
          <table:table-cell table:style-name="Table2.A1" office:value-type="string">
            <text:p text:style-name="P16">6.7</text:p>
          </table:table-cell>
        </table:table-row>
        <table:table-row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Clockwork Orange</text:p>
          </table:table-cell>
          <table:table-cell table:style-name="Table2.A1" office:value-type="string">
            <text:p text:style-name="P16">1771</text:p>
          </table:table-cell>
          <table:table-cell table:style-name="Table2.A1" office:value-type="string">
            <text:p text:style-name="P16">Social</text:p>
          </table:table-cell>
          <table:table-cell table:style-name="Table2.A1" office:value-type="string">
            <text:p text:style-name="P16">8.5</text:p>
          </table:table-cell>
        </table:table-row>
        <table:table-row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6">Pacific Rim Uprising</text:p>
          </table:table-cell>
          <table:table-cell table:style-name="Table2.A1" office:value-type="string">
            <text:p text:style-name="P16">2018</text:p>
          </table:table-cell>
          <table:table-cell table:style-name="Table2.A1" office:value-type="string">
            <text:p text:style-name="P16">SciFi</text:p>
          </table:table-cell>
          <table:table-cell table:style-name="Table2.A1" office:value-type="string">
            <text:p text:style-name="P16">na</text:p>
          </table:table-cell>
        </table:table-row>
      </table:table>
      <text:p text:style-name="Text_20_body"/>
      <text:list xml:id="list5855868185539250862" text:style-name="L3">
        <text:list-item>
          <text:p text:style-name="P9">Id: unique identifier created on automatically on new movie insertion.</text:p>
        </text:list-item>
        <text:list-item>
          <text:p text:style-name="P9">Title: String randomly picked from a list of movie names (from IMDB).*</text:p>
        </text:list-item>
        <text:list-item>
          <text:p text:style-name="P9">Year: integer randomly picked from a range of integers by a negatively skewed beta distribution.*</text:p>
        </text:list-item>
        <text:list-item>
          <text:p text:style-name="P9"><text:soft-page-break/>Main_genre: randomly picked from a list of available genres.*</text:p>
        </text:list-item>
        <text:list-item>
          <text:p text:style-name="P9">Score: calculated based on the average of individual scores given for this movie on the Reviews table.*</text:p>
        </text:list-item>
      </text:list>
      <text:p text:style-name="P6">*We shall add possible outliers in the table in the following ways:</text:p>
      <text:list xml:id="list8159802785689477453" text:style-name="L4">
        <text:list-item>
          <text:p text:style-name="P10">Titles may have no meaning as the dataset contains titles like “episode 1” missing  any relevant information on which series these episodes refer to.</text:p>
        </text:list-item>
        <text:list-item>
          <text:p text:style-name="P10">Year may contain movies labeled as created earlier than first movie ever created (1888). (future movies are not considered as outlier data).</text:p>
        </text:list-item>
        <text:list-item>
          <text:p text:style-name="P10">main_gerne follows the same rules as the gerne field in the user table.</text:p>
        </text:list-item>
        <text:list-item>
          <text:p text:style-name="P10">Score may contain “0” as a value for movies older than 2018 without reviews from users, as well as “na” for future movies that can’t have reviews (as well as a score) yet (before their release  date arrives). </text:p>
        </text:list-item>
      </text:list>
      <text:p text:style-name="Text_20_body"/>
      <text:p text:style-name="P4">Reviews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">Review_id </text:p>
          </table:table-cell>
          <table:table-cell table:style-name="Table3.A1" office:value-type="string">
            <text:p text:style-name="P14">User_id</text:p>
          </table:table-cell>
          <table:table-cell table:style-name="Table3.A1" office:value-type="string">
            <text:p text:style-name="P14">Movie_id</text:p>
          </table:table-cell>
          <table:table-cell table:style-name="Table3.A1" office:value-type="string">
            <text:p text:style-name="P14">Score</text:p>
          </table:table-cell>
        </table:table-row>
        <table:table-row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9</text:p>
          </table:table-cell>
        </table:table-row>
        <table:table-row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7</text:p>
          </table:table-cell>
        </table:table-row>
        <table:table-row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3</text:p>
          </table:table-cell>
        </table:table-row>
        <table:table-row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8</text:p>
          </table:table-cell>
        </table:table-row>
        <table:table-row>
          <table:table-cell table:style-name="Table3.A1" office:value-type="string">
            <text:p text:style-name="P14">6</text:p>
          </table:table-cell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10</text:p>
          </table:table-cell>
        </table:table-row>
      </table:table>
      <text:p text:style-name="Text_20_body"/>
      <text:list xml:id="list9115255324909072174" text:style-name="L5">
        <text:list-item>
          <text:p text:style-name="P11">Review_id: unique identifier created on automatically on review creation.</text:p>
        </text:list-item>
        <text:list-item>
          <text:p text:style-name="P11">User_id: unique identifier inherited from user table.</text:p>
        </text:list-item>
        <text:list-item>
          <text:p text:style-name="P11">Movie_id: unique identifier inherited from movie table.</text:p>
        </text:list-item>
        <text:list-item>
          <text:p text:style-name="P11">Score: integer randomly chosen in the range of 1 and 10 by a gaussian distribution.</text:p>
        </text:list-item>
      </text:list>
      <text:p text:style-name="P1"><text:line-break/><text:line-break/></text:p>
      <text:p text:style-name="P5">Task suggestions:</text:p>
      <text:p text:style-name="Text_20_body"/>
      <text:list xml:id="list684371340298378707" text:style-name="L6">
        <text:list-item>
          <text:p text:style-name="P12">Which is the favourite movie genre per Gender?</text:p>
        </text:list-item>
        <text:list-item>
          <text:p text:style-name="P12">Top 100 movies per Gender?</text:p>
        </text:list-item>
        <text:list-item>
          <text:p text:style-name="P12">Top 50 movies for the year range 2000-2018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0:04:25.423510792</meta:creation-date>
    <dc:date>2018-08-26T00:08:44.916771868</dc:date>
    <meta:editing-duration>PT4M20S</meta:editing-duration>
    <meta:editing-cycles>1</meta:editing-cycles>
    <meta:document-statistic meta:table-count="3" meta:image-count="0" meta:object-count="0" meta:page-count="2" meta:paragraph-count="100" meta:word-count="497" meta:character-count="2777" meta:non-whitespace-character-count="2396"/>
    <meta:generator>LibreOffice/5.1.6.2$Linux_X86_64 LibreOffice_project/10m0$Build-2</meta:generator>
  </office:meta>
</office:document-meta>
</file>